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Bold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rdia New" svg:font-family="'Cordia New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333333" draw:fill="none" draw:textarea-horizontal-align="center" draw:textarea-vertical-align="middle"/>
    </style:style>
    <style:style style:name="gr2" style:family="graphic" style:parent-style-name="StyleA">
      <style:graphic-properties draw:textarea-horizontal-align="justify" draw:textarea-vertical-align="middle" draw:auto-grow-height="false" fo:min-height="2.555cm" fo:min-width="8.97cm"/>
    </style:style>
    <style:style style:name="gr3" style:family="graphic" style:parent-style-name="StyleA">
      <style:graphic-properties draw:textarea-horizontal-align="center" draw:textarea-vertical-align="middle"/>
    </style:style>
    <style:style style:name="gr4" style:family="graphic" style:parent-style-name="StyleAHeading">
      <style:graphic-properties fo:min-height="0.784cm"/>
    </style:style>
    <style:style style:name="gr5" style:family="graphic" style:parent-style-name="StyleABody">
      <style:graphic-properties fo:min-height="1.973cm"/>
    </style:style>
    <style:style style:name="gr6" style:family="graphic" style:parent-style-name="StyleA">
      <style:graphic-properties draw:textarea-horizontal-align="justify" draw:textarea-vertical-align="middle" draw:auto-grow-height="false" fo:min-height="3.021cm" fo:min-width="12.138cm"/>
    </style:style>
    <style:style style:name="gr7" style:family="graphic" style:parent-style-name="StyleABody">
      <style:graphic-properties fo:min-height="2.442cm"/>
    </style:style>
    <style:style style:name="gr8" style:family="graphic" style:parent-style-name="StyleAArrow">
      <style:graphic-properties draw:marker-start="Triangle_20_unfilled" draw:marker-start-width="0.305cm" draw:textarea-horizontal-align="center" draw:textarea-vertical-align="middle"/>
    </style:style>
    <style:style style:name="gr9" style:family="graphic" style:parent-style-name="Style_20_B">
      <style:graphic-properties draw:textarea-horizontal-align="justify" draw:textarea-vertical-align="middle" draw:auto-grow-height="false" fo:min-height="2.29cm" fo:min-width="6.326cm"/>
    </style:style>
    <style:style style:name="gr10" style:family="graphic" style:parent-style-name="StyleABody">
      <style:graphic-properties fo:min-height="2.409cm"/>
    </style:style>
    <style:style style:name="gr11" style:family="graphic" style:parent-style-name="StyleA">
      <style:graphic-properties draw:textarea-horizontal-align="justify" draw:textarea-vertical-align="middle" draw:auto-grow-height="false" fo:min-height="2.555cm" fo:min-width="12.148cm"/>
    </style:style>
    <style:style style:name="gr12" style:family="graphic" style:parent-style-name="StyleABody">
      <style:graphic-properties fo:min-height="1.807cm"/>
    </style:style>
    <style:style style:name="gr13" style:family="graphic" style:parent-style-name="Style_20_B">
      <style:graphic-properties draw:textarea-horizontal-align="justify" draw:textarea-vertical-align="middle" draw:auto-grow-height="false" fo:min-height="1.02cm" fo:min-width="6.326cm"/>
    </style:style>
    <style:style style:name="gr14" style:family="graphic" style:parent-style-name="StyleABody">
      <style:graphic-properties fo:min-height="1.172cm"/>
    </style:style>
    <style:style style:name="gr15" style:family="graphic" style:parent-style-name="StyleA">
      <style:graphic-properties draw:textarea-horizontal-align="justify" draw:textarea-vertical-align="middle" draw:auto-grow-height="false" fo:min-height="2.244cm" fo:min-width="8.976cm"/>
    </style:style>
    <style:style style:name="gr16" style:family="graphic" style:parent-style-name="StyleABody">
      <style:graphic-properties fo:min-height="1.656cm"/>
    </style:style>
    <style:style style:name="gr17" style:family="graphic" style:parent-style-name="Style_20_B">
      <style:graphic-properties draw:textarea-horizontal-align="justify" draw:textarea-vertical-align="middle" draw:auto-grow-height="false" fo:min-height="1.813cm" fo:min-width="7.12cm"/>
    </style:style>
    <style:style style:name="gr18" style:family="graphic" style:parent-style-name="StyleABody">
      <style:graphic-properties fo:min-height="1.801cm"/>
    </style:style>
    <style:style style:name="gr19" style:family="graphic" style:parent-style-name="StyleA">
      <style:graphic-properties draw:textarea-horizontal-align="justify" draw:textarea-vertical-align="middle" draw:auto-grow-height="false" fo:min-height="4.736cm" fo:min-width="8.928cm"/>
    </style:style>
    <style:style style:name="gr20" style:family="graphic" style:parent-style-name="StyleABody">
      <style:graphic-properties fo:min-height="4.196cm"/>
    </style:style>
    <style:style style:name="gr21" style:family="graphic" style:parent-style-name="StyleA">
      <style:graphic-properties draw:textarea-horizontal-align="justify" draw:textarea-vertical-align="middle" draw:auto-grow-height="false" fo:min-height="2.242cm" fo:min-width="5.166cm"/>
    </style:style>
    <style:style style:name="gr22" style:family="graphic" style:parent-style-name="StyleABody">
      <style:graphic-properties fo:min-height="1.655cm"/>
    </style:style>
    <style:style style:name="gr23" style:family="graphic" style:parent-style-name="StyleAArrow">
      <style:graphic-properties draw:textarea-horizontal-align="center" draw:textarea-vertical-align="middle"/>
    </style:style>
    <style:style style:name="gr24" style:family="graphic" style:parent-style-name="StyleA">
      <style:graphic-properties draw:textarea-horizontal-align="justify" draw:textarea-vertical-align="middle" draw:auto-grow-height="false" fo:min-height="3.021cm" fo:min-width="8.96cm"/>
    </style:style>
    <style:style style:name="gr25" style:family="graphic" style:parent-style-name="StyleAHeading">
      <style:graphic-properties fo:min-height="0.226cm"/>
    </style:style>
    <style:style style:name="gr26" style:family="graphic" style:parent-style-name="Style_20_B">
      <style:graphic-properties draw:textarea-horizontal-align="justify" draw:textarea-vertical-align="middle" draw:auto-grow-height="false" fo:min-height="0.862cm" fo:min-width="6.009cm"/>
    </style:style>
    <style:style style:name="gr27" style:family="graphic" style:parent-style-name="StyleABody">
      <style:graphic-properties fo:min-height="0.856cm"/>
    </style:style>
    <style:style style:name="gr28" style:family="graphic" style:parent-style-name="StyleA">
      <style:graphic-properties draw:textarea-horizontal-align="justify" draw:textarea-vertical-align="middle" draw:auto-grow-height="false" fo:min-height="1.775cm" fo:min-width="5.809cm"/>
    </style:style>
    <style:style style:name="gr29" style:family="graphic" style:parent-style-name="StyleABody">
      <style:graphic-properties fo:min-height="0.904cm"/>
    </style:style>
    <style:style style:name="gr30" style:family="graphic" style:parent-style-name="Style_20_B">
      <style:graphic-properties draw:textarea-horizontal-align="justify" draw:textarea-vertical-align="middle" draw:auto-grow-height="false" fo:min-height="1.02cm" fo:min-width="5.057cm"/>
    </style:style>
    <style:style style:name="gr31" style:family="graphic" style:parent-style-name="StyleABody">
      <style:graphic-properties fo:min-height="1.013cm"/>
    </style:style>
    <style:style style:name="gr32" style:family="graphic" style:parent-style-name="Style_20_B">
      <style:graphic-properties draw:textarea-horizontal-align="justify" draw:textarea-vertical-align="middle" draw:auto-grow-height="false" fo:min-height="1.273cm" fo:min-width="6.009cm"/>
    </style:style>
    <style:style style:name="gr33" style:family="graphic" style:parent-style-name="StyleABody">
      <style:graphic-properties fo:min-height="1.33cm"/>
    </style:style>
    <style:style style:name="gr34" style:family="graphic" style:parent-style-name="Style_20_B">
      <style:graphic-properties draw:textarea-horizontal-align="justify" draw:textarea-vertical-align="middle" draw:auto-grow-height="false" fo:min-height="1.271cm" fo:min-width="4.58cm"/>
    </style:style>
    <style:style style:name="gr35" style:family="graphic" style:parent-style-name="StyleABody">
      <style:graphic-properties fo:min-height="1.329cm"/>
    </style:style>
    <style:style style:name="gr36" style:family="graphic" style:parent-style-name="StyleA">
      <style:graphic-properties draw:textarea-horizontal-align="justify" draw:textarea-vertical-align="middle" draw:auto-grow-height="false" fo:min-height="1.773cm" fo:min-width="3.11cm"/>
    </style:style>
    <style:style style:name="gr37" style:family="graphic" style:parent-style-name="StyleABody">
      <style:graphic-properties fo:min-height="1.179cm"/>
    </style:style>
    <style:style style:name="gr38" style:family="graphic" style:parent-style-name="StyleA">
      <style:graphic-properties draw:textarea-horizontal-align="justify" draw:textarea-vertical-align="middle" draw:auto-grow-height="false" fo:min-height="3.021cm" fo:min-width="5.309cm"/>
    </style:style>
    <style:style style:name="gr39" style:family="graphic" style:parent-style-name="StyleAHeading">
      <style:graphic-properties fo:min-height="0.391cm"/>
    </style:style>
    <style:style style:name="gr40" style:family="graphic" style:parent-style-name="StyleABody">
      <style:graphic-properties fo:min-height="2.1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9.89999961853027pt"/>
    </style:style>
    <style:style style:name="P4" style:family="paragraph">
      <style:text-properties fo:font-size="7.90000009536743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062cm" svg:height="11.429cm" svg:x="11.636cm" svg:y="6.873cm" svg:viewBox="0 0 2063 11430" svg:d="M2063 0c0 3016-2063 5874-2063 11430">
          <text:p/>
        </draw:path>
        <draw:path draw:style-name="gr1" draw:text-style-name="P1" draw:layer="layout" svg:width="1.428cm" svg:height="1.746cm" svg:x="9.413cm" svg:y="6.873cm" svg:viewBox="0 0 1429 1747" svg:d="M1429 0c-159 1270-1429 1112-1429 1747">
          <text:p/>
        </draw:path>
        <draw:path draw:style-name="gr1" draw:text-style-name="P1" draw:layer="layout" svg:width="2.38cm" svg:height="6.826cm" svg:x="9.89cm" svg:y="6.873cm" svg:viewBox="0 0 2381 6827" svg:d="M2381 0c0 2064-2381 5239-2381 6827">
          <text:p/>
        </draw:path>
        <draw:custom-shape draw:style-name="gr2" draw:text-style-name="P2" draw:layer="layout" svg:width="9.522cm" svg:height="2.857cm" svg:x="7.353cm" svg:y="3.54cm">
          <text:p/>
          <draw:enhanced-geometry svg:viewBox="0 0 21600 21600" draw:path-stretchpoint-x="10800" draw:path-stretchpoint-y="10800" draw:text-areas="?f3 ?f4 ?f5 ?f6" draw:type="round-rectangle" draw:modifiers="685.804250852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7.353cm" svg:y1="4.177cm" svg:x2="16.875cm" svg:y2="4.175cm">
          <text:p/>
        </draw:line>
        <draw:frame draw:style-name="gr4" draw:text-style-name="P3" draw:layer="layout" svg:width="5.541cm" svg:height="1.034cm" svg:x="7.35cm" svg:y="3.54cm">
          <draw:text-box>
            <text:p text:style-name="P3">PanelComponent</text:p>
          </draw:text-box>
        </draw:frame>
        <draw:frame draw:style-name="gr5" draw:text-style-name="P4" draw:layer="layout" svg:width="8.875cm" svg:height="2.223cm" svg:x="7.365cm" svg:y="4.174cm">
          <draw:text-box>
            <text:p text:style-name="P4">PanelComponent()</text:p>
            <text:p text:style-name="P4"><text:span text:style-name="T1">hasFreshData( int msTickDelta )</text:span></text:p>
            <text:p text:style-name="P4"><text:span text:style-name="T1">Freshen()</text:span></text:p>
            <text:p text:style-name="P4"><text:span text:style-name="T2">GenericHardwareDescription * hardwareInterface</text:span></text:p>
            <text:p text:style-name="P4"><text:span text:style-name="T2"/></text:p>
            <text:p text:style-name="P4"><text:span text:style-name="T2"><text:s text:c="2"/></text:span><text:span text:style-name="T2">(plus som static blinker stuff)</text:span></text:p>
          </draw:text-box>
        </draw:frame>
        <draw:custom-shape draw:style-name="gr6" draw:text-style-name="P2" draw:layer="layout" svg:width="12.7cm" svg:height="3.333cm" svg:x="4.81cm" svg:y="8.62cm">
          <text:p/>
          <draw:enhanced-geometry svg:viewBox="0 0 21600 21600" draw:path-stretchpoint-x="10800" draw:path-stretchpoint-y="10800" draw:text-areas="?f3 ?f4 ?f5 ?f6" draw:type="round-rectangle" draw:modifiers="685.804250852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4.813cm" svg:y1="9.257cm" svg:x2="17.51cm" svg:y2="9.255cm">
          <text:p/>
        </draw:line>
        <draw:frame draw:style-name="gr4" draw:text-style-name="P3" draw:layer="layout" svg:width="5.541cm" svg:height="1.034cm" svg:x="4.81cm" svg:y="8.62cm">
          <draw:text-box>
            <text:p text:style-name="P3">Button</text:p>
          </draw:text-box>
        </draw:frame>
        <draw:frame draw:style-name="gr7" draw:text-style-name="P4" draw:layer="layout" svg:width="12.685cm" svg:height="2.692cm" svg:x="4.81cm" svg:y="9.261cm">
          <draw:text-box>
            <text:p text:style-name="P4"><text:span text:style-name="T2">SetHardware( GenericHardwareDescription * input, etc params )</text:span></text:p>
            <text:p text:style-name="P4"><text:span text:style-name="T2">bool hasFreshData()</text:span></text:p>
            <text:p text:style-name="P4"><text:span text:style-name="T2">freshen( int msTickDelta )</text:span></text:p>
            <text:p text:style-name="P4"><text:span text:style-name="T2">uint8_t serviceRisingEdge()</text:span></text:p>
            <text:p text:style-name="P4"><text:span text:style-name="T2">uint8_t serviceFallingEdge()</text:span></text:p>
            <text:p text:style-name="P4"><text:span text:style-name="T2">uint8_t serviceHoldRisingEdge()</text:span></text:p>
            <text:p text:style-name="P4"><text:span text:style-name="T2">uint8_t serviceHoldFallingEdge()</text:span></text:p>
            <text:p text:style-name="P4"><text:span text:style-name="T2"/></text:p>
          </draw:text-box>
        </draw:frame>
        <draw:line draw:style-name="gr8" draw:text-style-name="P2" draw:layer="layout" svg:x1="12.271cm" svg:y1="6.396cm" svg:x2="12.271cm" svg:y2="7.032cm">
          <text:p/>
        </draw:line>
        <draw:g>
          <draw:custom-shape draw:style-name="gr9" draw:text-style-name="P2" draw:layer="layout" svg:width="6.826cm" svg:height="2.54cm" svg:x="19.891cm" svg:y="2.937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6.811cm" svg:height="2.659cm" svg:x="19.906cm" svg:y="2.944cm">
            <draw:text-box>
              <text:p text:style-name="P4"><text:span text:style-name="T2">Checks if any new data flags still exist without clearing them.</text:span></text:p>
              <text:p text:style-name="P4"><text:span text:style-name="T2"/></text:p>
              <text:p text:style-name="P4"><text:span text:style-name="T2">This calls hardwareInterface.getData()/setData()</text:span></text:p>
              <text:p text:style-name="P4"><text:span text:style-name="T2"/></text:p>
              <text:p text:style-name="P4"><text:span text:style-name="T2">(Implemented in subclasses)</text:span></text:p>
            </draw:text-box>
          </draw:frame>
        </draw:g>
        <draw:path draw:style-name="gr1" draw:text-style-name="P1" draw:layer="layout" svg:width="6.825cm" svg:height="1.111cm" svg:x="13.065cm" svg:y="3.698cm" svg:viewBox="0 0 6826 1112" svg:d="M0 1112c6985 0 3545-1112 6826-1112">
          <text:p/>
        </draw:path>
        <draw:custom-shape draw:style-name="gr11" draw:text-style-name="P2" draw:layer="layout" svg:width="12.7cm" svg:height="2.857cm" svg:x="6.08cm" svg:y="13.7cm">
          <text:p/>
          <draw:enhanced-geometry svg:viewBox="0 0 21600 21600" draw:path-stretchpoint-x="10800" draw:path-stretchpoint-y="10800" draw:text-areas="?f3 ?f4 ?f5 ?f6" draw:type="round-rectangle" draw:modifiers="685.804250852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6.083cm" svg:y1="14.337cm" svg:x2="18.78cm" svg:y2="14.335cm">
          <text:p/>
        </draw:line>
        <draw:frame draw:style-name="gr4" draw:text-style-name="P3" draw:layer="layout" svg:width="5.541cm" svg:height="1.034cm" svg:x="6.08cm" svg:y="13.7cm">
          <draw:text-box>
            <text:p text:style-name="P3">Led</text:p>
          </draw:text-box>
        </draw:frame>
        <draw:frame draw:style-name="gr12" draw:text-style-name="P4" draw:layer="layout" svg:width="12.685cm" svg:height="2.057cm" svg:x="6.08cm" svg:y="14.341cm">
          <draw:text-box>
            <text:p text:style-name="P4"><text:span text:style-name="T2">Led()</text:span></text:p>
            <text:p text:style-name="P4"><text:span text:style-name="T2">setHardware( GenericHardwareDescription * input, bool invert )</text:span></text:p>
            <text:p text:style-name="P4"><text:span text:style-name="T2">freshen( int msTickDelta )</text:span></text:p>
            <text:p text:style-name="P4"><text:span text:style-name="T2">ledState_t getState()</text:span></text:p>
            <text:p text:style-name="P4"><text:span text:style-name="T2">setState( ledState_t )</text:span></text:p>
            <text:p text:style-name="P4"><text:span text:style-name="T2">toggle()</text:span></text:p>
          </draw:text-box>
        </draw:frame>
        <draw:line draw:style-name="gr8" draw:text-style-name="P2" draw:layer="layout" svg:x1="13.7cm" svg:y1="6.397cm" svg:x2="13.7cm" svg:y2="6.873cm">
          <text:p/>
        </draw:line>
        <draw:g>
          <draw:custom-shape draw:style-name="gr13" draw:text-style-name="P2" draw:layer="layout" svg:width="6.826cm" svg:height="1.27cm" svg:x="21.479cm" svg:y="10.04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4" draw:layer="layout" svg:width="6.811cm" svg:height="1.422cm" svg:x="21.494cm" svg:y="10.055cm">
            <draw:text-box>
              <text:p text:style-name="P4"><text:span text:style-name="T2">Give the hardware setter a hardware object (that has data accessers) as a new object</text:span></text:p>
            </draw:text-box>
          </draw:frame>
        </draw:g>
        <draw:path draw:style-name="gr1" draw:text-style-name="P1" draw:layer="layout" svg:width="5.872cm" svg:height="0.952cm" svg:x="15.605cm" svg:y="9.572cm" svg:viewBox="0 0 5873 953" svg:d="M0 0c5080 0 2592 953 5873 953">
          <text:p/>
        </draw:path>
        <draw:custom-shape draw:style-name="gr11" draw:text-style-name="P2" draw:layer="layout" svg:width="12.7cm" svg:height="2.857cm" svg:x="7.35cm" svg:y="18.303cm">
          <text:p/>
          <draw:enhanced-geometry svg:viewBox="0 0 21600 21600" draw:path-stretchpoint-x="10800" draw:path-stretchpoint-y="10800" draw:text-areas="?f3 ?f4 ?f5 ?f6" draw:type="round-rectangle" draw:modifiers="685.804250852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7.353cm" svg:y1="18.94cm" svg:x2="20.05cm" svg:y2="18.938cm">
          <text:p/>
        </draw:line>
        <draw:frame draw:style-name="gr4" draw:text-style-name="P3" draw:layer="layout" svg:width="5.541cm" svg:height="1.034cm" svg:x="7.35cm" svg:y="18.303cm">
          <draw:text-box>
            <text:p text:style-name="P3">Knob</text:p>
          </draw:text-box>
        </draw:frame>
        <draw:frame draw:style-name="gr12" draw:text-style-name="P4" draw:layer="layout" svg:width="12.685cm" svg:height="2.057cm" svg:x="7.35cm" svg:y="18.944cm">
          <draw:text-box>
            <text:p text:style-name="P4"><text:span text:style-name="T2">Knob()</text:span></text:p>
            <text:p text:style-name="P4"><text:span text:style-name="T2">setHardware( GenericHardwareDescription * input )</text:span></text:p>
            <text:p text:style-name="P4"><text:span text:style-name="T2">bool hasFreshData()</text:span></text:p>
            <text:p text:style-name="P4"><text:span text:style-name="T2">freshen( int msTickDelta )</text:span></text:p>
            <text:p text:style-name="P4"><text:span text:style-name="T2">uint16_t getState()</text:span></text:p>
            <text:p text:style-name="P4"><text:span text:style-name="T2">uint8_t serviceChanged()</text:span></text:p>
          </draw:text-box>
        </draw:frame>
        <draw:line draw:style-name="gr8" draw:text-style-name="P2" draw:layer="layout" svg:x1="10.842cm" svg:y1="6.397cm" svg:x2="10.842cm" svg:y2="6.873cm">
          <text:p/>
        </draw:line>
        <draw:path draw:style-name="gr1" draw:text-style-name="P1" draw:layer="layout" svg:width="4.445cm" svg:height="4.284cm" svg:x="17.033cm" svg:y="10.526cm" svg:viewBox="0 0 4446 4285" svg:d="M0 4285c5080 0 1165-4285 4446-4285">
          <text:p/>
        </draw:path>
        <draw:path draw:style-name="gr1" draw:text-style-name="P1" draw:layer="layout" svg:width="5.396cm" svg:height="9.047cm" svg:x="16.081cm" svg:y="10.525cm" svg:viewBox="0 0 5397 9048" svg:d="M0 9048c7144-159 2116-9048 5397-9048">
          <text:p/>
        </draw:path>
      </draw:page>
      <draw:page draw:name="page2" draw:style-name="dp1" draw:master-page-name="Default">
        <draw:custom-shape draw:style-name="gr15" draw:text-style-name="P2" draw:layer="layout" svg:width="9.522cm" svg:height="2.54cm" svg:x="6.083cm" svg:y="3.54cm">
          <text:p/>
          <draw:enhanced-geometry svg:viewBox="0 0 21600 21600" draw:path-stretchpoint-x="10800" draw:path-stretchpoint-y="10800" draw:text-areas="?f3 ?f4 ?f5 ?f6" draw:type="round-rectangle" draw:modifiers="685.804250852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6.083cm" svg:y1="4.177cm" svg:x2="15.605cm" svg:y2="4.175cm">
          <text:p/>
        </draw:line>
        <draw:frame draw:style-name="gr4" draw:text-style-name="P3" draw:layer="layout" svg:width="5.541cm" svg:height="1.034cm" svg:x="6.08cm" svg:y="3.54cm">
          <draw:text-box>
            <text:p text:style-name="P3">Panel</text:p>
          </draw:text-box>
        </draw:frame>
        <draw:frame draw:style-name="gr16" draw:text-style-name="P4" draw:layer="layout" svg:width="8.875cm" svg:height="1.906cm" svg:x="6.095cm" svg:y="4.174cm">
          <draw:text-box>
            <text:p text:style-name="P4">Panel()</text:p>
            <text:p text:style-name="P4"><text:span text:style-name="T2">add( PanelComponent * )</text:span></text:p>
            <text:p text:style-name="P4"><text:span text:style-name="T2">freshenComponents( uint16_t msTicksDelta )</text:span></text:p>
            <text:p text:style-name="P4"><text:span text:style-name="T2">ListObject * componentList</text:span></text:p>
            <text:p text:style-name="P4"><text:span text:style-name="T2">ListObject * lastComponent()</text:span></text:p>
          </draw:text-box>
        </draw:frame>
        <draw:line draw:style-name="gr8" draw:text-style-name="P2" draw:layer="layout" svg:x1="9.413cm" svg:y1="6.08cm" svg:x2="9.413cm" svg:y2="8.62cm">
          <text:p/>
        </draw:line>
        <draw:g>
          <draw:custom-shape draw:style-name="gr17" draw:text-style-name="P2" draw:layer="layout" svg:width="7.62cm" svg:height="2.063cm" svg:x="17.668cm" svg:y="8.6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4" draw:layer="layout" svg:width="7.604cm" svg:height="2.051cm" svg:x="17.684cm" svg:y="8.632cm">
            <draw:text-box>
              <text:p text:style-name="P4"><text:span text:style-name="T2">Call each panel object's setHardware function, passing a new hardware description object.</text:span></text:p>
              <text:p text:style-name="P4"><text:span text:style-name="T2"/></text:p>
              <text:p text:style-name="P4"><text:span text:style-name="T2">Then, call add for each panel object</text:span></text:p>
            </draw:text-box>
          </draw:frame>
        </draw:g>
        <draw:custom-shape draw:style-name="gr19" draw:text-style-name="P2" draw:layer="layout" svg:width="9.522cm" svg:height="5.08cm" svg:x="6.083cm" svg:y="8.62cm">
          <text:p/>
          <draw:enhanced-geometry svg:viewBox="0 0 21600 21600" draw:path-stretchpoint-x="10800" draw:path-stretchpoint-y="10800" draw:text-areas="?f3 ?f4 ?f5 ?f6" draw:type="round-rectangle" draw:modifiers="685.804250852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6.083cm" svg:y1="9.257cm" svg:x2="15.605cm" svg:y2="9.255cm">
          <text:p/>
        </draw:line>
        <draw:frame draw:style-name="gr4" draw:text-style-name="P3" draw:layer="layout" svg:width="5.541cm" svg:height="1.034cm" svg:x="6.08cm" svg:y="8.62cm">
          <draw:text-box>
            <text:p text:style-name="P3">YourCustomPanel</text:p>
          </draw:text-box>
        </draw:frame>
        <draw:frame draw:style-name="gr20" draw:text-style-name="P4" draw:layer="layout" svg:width="8.875cm" svg:height="4.446cm" svg:x="6.095cm" svg:y="9.254cm">
          <draw:text-box>
            <text:p text:style-name="P4">YourCustomPanel()</text:p>
            <text:p text:style-name="P4"><text:span text:style-name="T2">reset( void )</text:span></text:p>
            <text:p text:style-name="P4"><text:span text:style-name="T2">tickStateMachine( int msTicksDelta )</text:span></text:p>
            <text:p text:style-name="P4"><text:span text:style-name="T2"/></text:p>
            <text:p text:style-name="P4"><text:span text:style-name="T2">Button button1()</text:span></text:p>
            <text:p text:style-name="P4"><text:span text:style-name="T2">Button button2()</text:span></text:p>
            <text:p text:style-name="P4"><text:span text:style-name="T2">Led redLed()</text:span></text:p>
            <text:p text:style-name="P4"><text:span text:style-name="T2"><text:s text:c="2"/></text:span><text:span text:style-name="T2">(...)</text:span></text:p>
          </draw:text-box>
        </draw:frame>
        <draw:path draw:style-name="gr1" draw:text-style-name="P1" draw:layer="layout" svg:width="8.254cm" svg:height="0.316cm" svg:x="9.413cm" svg:y="9.414cm" svg:viewBox="0 0 8255 317" svg:d="M0 0c7303-1 4974 317 8255 317">
          <text:p/>
        </draw:path>
        <draw:g>
          <draw:custom-shape draw:style-name="gr17" draw:text-style-name="P2" draw:layer="layout" svg:width="7.62cm" svg:height="2.063cm" svg:x="17.668cm" svg:y="11.16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4" draw:layer="layout" svg:width="7.604cm" svg:height="2.051cm" svg:x="17.684cm" svg:y="11.172cm">
            <draw:text-box>
              <text:p text:style-name="P4"><text:span text:style-name="T2">Call freshenCompoents( ... )</text:span></text:p>
              <text:p text:style-name="P4"><text:span text:style-name="T2"/></text:p>
              <text:p text:style-name="P4"><text:span text:style-name="T2">Do your state logic</text:span></text:p>
            </draw:text-box>
          </draw:frame>
        </draw:g>
        <draw:path draw:style-name="gr1" draw:text-style-name="P1" draw:layer="layout" svg:width="5.079cm" svg:height="1.439cm" svg:x="12.588cm" svg:y="10.037cm" svg:viewBox="0 0 5080 1440" svg:d="M0 11c3652-158 1799 1429 5080 1429">
          <text:p/>
        </draw:path>
        <draw:custom-shape draw:style-name="gr21" draw:text-style-name="P2" draw:layer="layout" svg:width="5.712cm" svg:height="2.538cm" svg:x="19.418cm" svg:y="2.908cm">
          <text:p/>
          <draw:enhanced-geometry svg:viewBox="0 0 21600 21600" draw:path-stretchpoint-x="10800" draw:path-stretchpoint-y="10800" draw:text-areas="?f3 ?f4 ?f5 ?f6" draw:type="round-rectangle" draw:modifiers="685.804250852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9.418cm" svg:y1="3.542cm" svg:x2="25.13cm" svg:y2="3.54cm">
          <text:p/>
        </draw:line>
        <draw:frame draw:style-name="gr4" draw:text-style-name="P3" draw:layer="layout" svg:width="5.541cm" svg:height="1.034cm" svg:x="19.415cm" svg:y="2.905cm">
          <draw:text-box>
            <text:p text:style-name="P3">ListObject</text:p>
          </draw:text-box>
        </draw:frame>
        <draw:frame draw:style-name="gr22" draw:text-style-name="P4" draw:layer="layout" svg:width="5.541cm" svg:height="1.905cm" svg:x="19.43cm" svg:y="3.54cm">
          <draw:text-box>
            <text:p text:style-name="P4">ListObject()</text:p>
            <text:p text:style-name="P4">PanelComponent * component</text:p>
            <text:p text:style-name="P4">ListObject * Next</text:p>
          </draw:text-box>
        </draw:frame>
      </draw:page>
      <draw:page draw:name="page3" draw:style-name="dp1" draw:master-page-name="Default">
        <draw:path draw:style-name="gr1" draw:text-style-name="P1" draw:layer="layout" svg:width="0.475cm" svg:height="5.079cm" svg:x="9.89cm" svg:y="7.35cm" svg:viewBox="0 0 476 5080" svg:d="M0 0c0 1270 476-635 476 5080">
          <text:p/>
        </draw:path>
        <draw:path draw:style-name="gr1" draw:text-style-name="P1" draw:layer="layout" svg:width="2.539cm" svg:height="2.698cm" svg:x="11.16cm" svg:y="7.191cm" svg:viewBox="0 0 2540 2699" svg:d="M0 0c0 2064 2381 317 2540 2699">
          <text:p/>
        </draw:path>
        <draw:line draw:style-name="gr23" draw:text-style-name="P2" draw:layer="layout" svg:x1="44.984cm" svg:y1="12.43cm" svg:x2="44.984cm" svg:y2="14.97cm">
          <text:p/>
        </draw:line>
        <draw:custom-shape draw:style-name="gr24" draw:text-style-name="P2" draw:layer="layout" svg:width="9.522cm" svg:height="3.333cm" svg:x="6.083cm" svg:y="3.54cm">
          <text:p/>
          <draw:enhanced-geometry svg:viewBox="0 0 21600 21600" draw:path-stretchpoint-x="10800" draw:path-stretchpoint-y="10800" draw:text-areas="?f3 ?f4 ?f5 ?f6" draw:type="round-rectangle" draw:modifiers="685.804250852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6.083cm" svg:y1="4.177cm" svg:x2="15.605cm" svg:y2="4.175cm">
          <text:p/>
        </draw:line>
        <draw:frame draw:style-name="gr25" draw:text-style-name="P3" draw:layer="layout" svg:width="9.366cm" svg:height="0.641cm" svg:x="6.08cm" svg:y="3.54cm">
          <draw:text-box>
            <text:p text:style-name="P3">GenericHardwareDescription</text:p>
          </draw:text-box>
        </draw:frame>
        <draw:frame draw:style-name="gr16" draw:text-style-name="P4" draw:layer="layout" svg:width="8.875cm" svg:height="2.382cm" svg:x="6.095cm" svg:y="4.174cm">
          <draw:text-box>
            <text:p text:style-name="P4"><text:span text:style-name="T2">GenericHardwareDescription()</text:span></text:p>
            <text:p text:style-name="P4"><text:span text:style-name="T1">readHardware()</text:span></text:p>
            <text:p text:style-name="P4"><text:span text:style-name="T1">writeHardware()</text:span></text:p>
            <text:p text:style-name="P4"><text:span text:style-name="T2">getData( DataObject * inputObject )</text:span></text:p>
            <text:p text:style-name="P4"><text:span text:style-name="T2">setData( DataObject * inputObject )</text:span></text:p>
            <text:p text:style-name="P4"><text:span text:style-name="T2">DataObject localData;</text:span></text:p>
            <text:p text:style-name="P4"><text:span text:style-name="T2"/></text:p>
          </draw:text-box>
        </draw:frame>
        <draw:g>
          <draw:custom-shape draw:style-name="gr26" draw:text-style-name="P2" draw:layer="layout" svg:width="6.509cm" svg:height="1.112cm" svg:x="17.668cm" svg:y="4.968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4" draw:layer="layout" svg:width="6.495cm" svg:height="1.106cm" svg:x="17.682cm" svg:y="4.974cm">
            <draw:text-box>
              <text:p text:style-name="P4"><text:span text:style-name="T2">Copy contained localData.data to inputObject, if sizes match</text:span></text:p>
            </draw:text-box>
          </draw:frame>
        </draw:g>
        <draw:line draw:style-name="gr8" draw:text-style-name="P2" draw:layer="layout" svg:x1="9.89cm" svg:y1="6.873cm" svg:x2="9.89cm" svg:y2="7.349cm">
          <text:p/>
        </draw:line>
        <draw:line draw:style-name="gr8" draw:text-style-name="P2" draw:layer="layout" svg:x1="7.826cm" svg:y1="6.874cm" svg:x2="7.826cm" svg:y2="7.35cm">
          <text:p/>
        </draw:line>
        <draw:custom-shape draw:style-name="gr28" draw:text-style-name="P2" draw:layer="layout" svg:width="6.347cm" svg:height="2.063cm" svg:x="4.813cm" svg:y="12.43cm">
          <text:p/>
          <draw:enhanced-geometry svg:viewBox="0 0 21600 21600" draw:path-stretchpoint-x="10800" draw:path-stretchpoint-y="10800" draw:text-areas="?f3 ?f4 ?f5 ?f6" draw:type="round-rectangle" draw:modifiers="685.804250852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4.813cm" svg:y1="13.067cm" svg:x2="11.16cm" svg:y2="13.065cm">
          <text:p/>
        </draw:line>
        <draw:frame draw:style-name="gr4" draw:text-style-name="P3" draw:layer="layout" svg:width="5.556cm" svg:height="1.034cm" svg:x="4.81cm" svg:y="12.43cm">
          <draw:text-box>
            <text:p text:style-name="P3">ArduinoDigitalOut</text:p>
          </draw:text-box>
        </draw:frame>
        <draw:frame draw:style-name="gr29" draw:text-style-name="P4" draw:layer="layout" svg:width="6.335cm" svg:height="1.154cm" svg:x="4.825cm" svg:y="13.064cm">
          <draw:text-box>
            <text:p text:style-name="P4">ArduinoDigitalOut( int inputPin )</text:p>
            <text:p text:style-name="P4"><text:span text:style-name="T2">writeHardware()</text:span></text:p>
            <text:p text:style-name="P4"><text:span text:style-name="T2"/></text:p>
          </draw:text-box>
        </draw:frame>
        <draw:path draw:style-name="gr1" draw:text-style-name="P1" draw:layer="layout" svg:width="5.079cm" svg:height="0.157cm" svg:x="12.588cm" svg:y="5.286cm" svg:viewBox="0 0 5080 158" svg:d="M0 0c2858 0 3334 159 5080 158">
          <text:p/>
        </draw:path>
        <draw:g>
          <draw:custom-shape draw:style-name="gr30" draw:text-style-name="P2" draw:layer="layout" svg:width="5.557cm" svg:height="1.27cm" svg:x="17.668cm" svg:y="6.715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4" draw:layer="layout" svg:width="5.545cm" svg:height="1.263cm" svg:x="17.68cm" svg:y="6.722cm">
            <draw:text-box>
              <text:p text:style-name="P4"><text:span text:style-name="T2">Copy inputObject.data to localData, if sizes match</text:span></text:p>
            </draw:text-box>
          </draw:frame>
        </draw:g>
        <draw:path draw:style-name="gr1" draw:text-style-name="P1" draw:layer="layout" svg:width="5.079cm" svg:height="1.439cm" svg:x="12.588cm" svg:y="5.75cm" svg:viewBox="0 0 5080 1440" svg:d="M0 11c3652-158 1799 1429 5080 1429">
          <text:p/>
        </draw:path>
        <draw:custom-shape draw:style-name="gr28" draw:text-style-name="P2" draw:layer="layout" svg:width="6.347cm" svg:height="2.063cm" svg:x="3.543cm" svg:y="8.62cm">
          <text:p/>
          <draw:enhanced-geometry svg:viewBox="0 0 21600 21600" draw:path-stretchpoint-x="10800" draw:path-stretchpoint-y="10800" draw:text-areas="?f3 ?f4 ?f5 ?f6" draw:type="round-rectangle" draw:modifiers="685.804250852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3.543cm" svg:y1="9.257cm" svg:x2="9.89cm" svg:y2="9.255cm">
          <text:p/>
        </draw:line>
        <draw:frame draw:style-name="gr4" draw:text-style-name="P3" draw:layer="layout" svg:width="5.556cm" svg:height="1.034cm" svg:x="3.54cm" svg:y="8.62cm">
          <draw:text-box>
            <text:p text:style-name="P3">ArduinoDigitalIn</text:p>
          </draw:text-box>
        </draw:frame>
        <draw:frame draw:style-name="gr29" draw:text-style-name="P4" draw:layer="layout" svg:width="6.335cm" svg:height="1.154cm" svg:x="3.555cm" svg:y="9.254cm">
          <draw:text-box>
            <text:p text:style-name="P4">ArduinoDigitalIn( int inputPin )</text:p>
            <text:p text:style-name="P4"><text:span text:style-name="T2">readHardware()</text:span></text:p>
            <text:p text:style-name="P4"><text:span text:style-name="T2"/></text:p>
          </draw:text-box>
        </draw:frame>
        <draw:custom-shape draw:style-name="gr28" draw:text-style-name="P2" draw:layer="layout" svg:width="6.347cm" svg:height="2.063cm" svg:x="12.433cm" svg:y="9.89cm">
          <text:p/>
          <draw:enhanced-geometry svg:viewBox="0 0 21600 21600" draw:path-stretchpoint-x="10800" draw:path-stretchpoint-y="10800" draw:text-areas="?f3 ?f4 ?f5 ?f6" draw:type="round-rectangle" draw:modifiers="685.804250852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2.433cm" svg:y1="10.527cm" svg:x2="18.78cm" svg:y2="10.525cm">
          <text:p/>
        </draw:line>
        <draw:frame draw:style-name="gr4" draw:text-style-name="P3" draw:layer="layout" svg:width="5.556cm" svg:height="1.034cm" svg:x="12.43cm" svg:y="9.89cm">
          <draw:text-box>
            <text:p text:style-name="P3">ArduinoAnalogIn</text:p>
          </draw:text-box>
        </draw:frame>
        <draw:frame draw:style-name="gr29" draw:text-style-name="P4" draw:layer="layout" svg:width="6.335cm" svg:height="1.154cm" svg:x="12.445cm" svg:y="10.524cm">
          <draw:text-box>
            <text:p text:style-name="P4">ArduinoAnalogIn( int inputPin )</text:p>
            <text:p text:style-name="P4"><text:span text:style-name="T2">readHardware()</text:span></text:p>
            <text:p text:style-name="P4"><text:span text:style-name="T2"/></text:p>
          </draw:text-box>
        </draw:frame>
        <draw:path draw:style-name="gr1" draw:text-style-name="P1" draw:layer="layout" svg:width="0.317cm" svg:height="1.428cm" svg:x="7.508cm" svg:y="7.191cm" svg:viewBox="0 0 318 1429" svg:d="M318 0c0 952-318 159-318 1429">
          <text:p/>
        </draw:path>
        <draw:line draw:style-name="gr8" draw:text-style-name="P2" draw:layer="layout" svg:x1="11.16cm" svg:y1="6.874cm" svg:x2="11.16cm" svg:y2="7.35cm">
          <text:p/>
        </draw:line>
        <draw:g>
          <draw:custom-shape draw:style-name="gr32" draw:text-style-name="P2" draw:layer="layout" svg:width="6.509cm" svg:height="1.523cm" svg:x="12.906cm" svg:y="13.381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4" draw:layer="layout" svg:width="6.495cm" svg:height="1.58cm" svg:x="12.92cm" svg:y="13.39cm">
            <draw:text-box>
              <text:p text:style-name="P4"><text:span text:style-name="T2">Call Arduino specific code to set output state as indicated by localData</text:span></text:p>
            </draw:text-box>
          </draw:frame>
        </draw:g>
        <draw:path draw:style-name="gr1" draw:text-style-name="P1" draw:layer="layout" svg:width="2.063cm" svg:height="0.475cm" svg:x="10.842cm" svg:y="13.382cm" svg:viewBox="0 0 2064 476" svg:d="M0 0c1270 0 953 476 2064 476">
          <text:p/>
        </draw:path>
        <draw:g>
          <draw:custom-shape draw:style-name="gr34" draw:text-style-name="P2" draw:layer="layout" svg:width="5.08cm" svg:height="1.521cm" svg:x="20.367cm" svg:y="10.525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4" draw:layer="layout" svg:width="5.069cm" svg:height="1.579cm" svg:x="20.378cm" svg:y="10.533cm">
            <draw:text-box>
              <text:p text:style-name="P4"><text:span text:style-name="T2">Call Arduino specific code to get data from the analog input, save to localData</text:span></text:p>
            </draw:text-box>
          </draw:frame>
        </draw:g>
        <draw:path draw:style-name="gr1" draw:text-style-name="P1" draw:layer="layout" svg:width="2.221cm" svg:height="0.158cm" svg:x="18.145cm" svg:y="10.842cm" svg:viewBox="0 0 2222 159" svg:d="M0 0c2063 0 476 160 2222 159">
          <text:p/>
        </draw:path>
      </draw:page>
      <draw:page draw:name="page4" draw:style-name="dp1" draw:master-page-name="Default">
        <draw:line draw:style-name="gr23" draw:text-style-name="P2" draw:layer="layout" svg:x1="44.984cm" svg:y1="12.43cm" svg:x2="44.984cm" svg:y2="14.97cm">
          <text:p/>
        </draw:line>
        <draw:custom-shape draw:style-name="gr36" draw:text-style-name="P2" draw:layer="layout" svg:width="3.648cm" svg:height="2.061cm" svg:x="9.575cm" svg:y="2.749cm">
          <text:p/>
          <draw:enhanced-geometry svg:viewBox="0 0 21600 21600" draw:path-stretchpoint-x="10800" draw:path-stretchpoint-y="10800" draw:text-areas="?f3 ?f4 ?f5 ?f6" draw:type="round-rectangle" draw:modifiers="685.804250852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9.575cm" svg:y1="3.383cm" svg:x2="13.223cm" svg:y2="3.382cm">
          <text:p/>
        </draw:line>
        <draw:frame draw:style-name="gr4" draw:text-style-name="P3" draw:layer="layout" svg:width="3.651cm" svg:height="1.034cm" svg:x="9.572cm" svg:y="2.746cm">
          <draw:text-box>
            <text:p text:style-name="P3">DataObject</text:p>
          </draw:text-box>
        </draw:frame>
        <draw:frame draw:style-name="gr37" draw:text-style-name="P4" draw:layer="layout" svg:width="3.636cm" svg:height="1.429cm" svg:x="9.587cm" svg:y="3.381cm">
          <draw:text-box>
            <text:p text:style-name="P4">DataObject()</text:p>
            <text:p text:style-name="P4">uint8_t * data;</text:p>
            <text:p text:style-name="P4">int size;</text:p>
          </draw:text-box>
        </draw:frame>
        <draw:custom-shape draw:style-name="gr38" draw:text-style-name="P2" draw:layer="layout" svg:width="5.871cm" svg:height="3.333cm" svg:x="4.812cm" svg:y="7.35cm">
          <text:p/>
          <draw:enhanced-geometry svg:viewBox="0 0 21600 21600" draw:path-stretchpoint-x="10800" draw:path-stretchpoint-y="10800" draw:text-areas="?f3 ?f4 ?f5 ?f6" draw:type="round-rectangle" draw:modifiers="685.804250852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4.812cm" svg:y1="7.987cm" svg:x2="10.683cm" svg:y2="7.985cm">
          <text:p/>
        </draw:line>
        <draw:frame draw:style-name="gr39" draw:text-style-name="P3" draw:layer="layout" svg:width="5.08cm" svg:height="0.641cm" svg:x="4.809cm" svg:y="7.35cm">
          <draw:text-box>
            <text:p text:style-name="P3">ButtonDataObject</text:p>
          </draw:text-box>
        </draw:frame>
        <draw:frame draw:style-name="gr40" draw:text-style-name="P4" draw:layer="layout" svg:width="5.859cm" svg:height="2.358cm" svg:x="4.824cm" svg:y="7.984cm">
          <draw:text-box>
            <text:p text:style-name="P4"><text:span text:style-name="T2">ButtonDataObject( void ){</text:span></text:p>
            <text:p text:style-name="P4"><text:span text:style-name="T2">size = 1;</text:span></text:p>
            <text:p text:style-name="P4"><text:span text:style-name="T2">data = new uint8_t[size];</text:span></text:p>
            <text:p text:style-name="P4"><text:span text:style-name="T2">}</text:span></text:p>
            <text:p text:style-name="P4"><text:span text:style-name="T2">~ButtonDataObject( void ){</text:span></text:p>
            <text:p text:style-name="P4"><text:span text:style-name="T2">delete[] data;</text:span></text:p>
            <text:p text:style-name="P4"><text:span text:style-name="T2">}</text:span></text:p>
          </draw:text-box>
        </draw:frame>
        <draw:line draw:style-name="gr8" draw:text-style-name="P2" draw:layer="layout" svg:x1="11.319cm" svg:y1="4.809cm" svg:x2="11.319cm" svg:y2="5.285cm">
          <text:p/>
        </draw:line>
        <draw:line draw:style-name="gr8" draw:text-style-name="P2" draw:layer="layout" svg:x1="10.048cm" svg:y1="4.81cm" svg:x2="10.048cm" svg:y2="5.286cm">
          <text:p/>
        </draw:line>
        <draw:path draw:style-name="gr1" draw:text-style-name="P1" draw:layer="layout" svg:width="2.381cm" svg:height="2.063cm" svg:x="7.667cm" svg:y="5.286cm" svg:viewBox="0 0 2382 2064" svg:d="M2382 0c0 952-2382 794-2382 2064">
          <text:p/>
        </draw:path>
        <draw:line draw:style-name="gr8" draw:text-style-name="P2" draw:layer="layout" svg:x1="12.589cm" svg:y1="4.81cm" svg:x2="12.589cm" svg:y2="5.286cm">
          <text:p/>
        </draw:line>
        <draw:custom-shape draw:style-name="gr38" draw:text-style-name="P2" draw:layer="layout" svg:width="5.871cm" svg:height="3.333cm" svg:x="12.433cm" svg:y="7.35cm">
          <text:p/>
          <draw:enhanced-geometry svg:viewBox="0 0 21600 21600" draw:path-stretchpoint-x="10800" draw:path-stretchpoint-y="10800" draw:text-areas="?f3 ?f4 ?f5 ?f6" draw:type="round-rectangle" draw:modifiers="685.804250852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2.433cm" svg:y1="7.987cm" svg:x2="18.304cm" svg:y2="7.985cm">
          <text:p/>
        </draw:line>
        <draw:frame draw:style-name="gr39" draw:text-style-name="P3" draw:layer="layout" svg:width="5.08cm" svg:height="0.641cm" svg:x="12.43cm" svg:y="7.35cm">
          <draw:text-box>
            <text:p text:style-name="P3">LedDataObject</text:p>
          </draw:text-box>
        </draw:frame>
        <draw:frame draw:style-name="gr40" draw:text-style-name="P4" draw:layer="layout" svg:width="5.859cm" svg:height="2.358cm" svg:x="12.445cm" svg:y="7.984cm">
          <draw:text-box>
            <text:p text:style-name="P4"><text:span text:style-name="T2">LedDataObject( void ){</text:span></text:p>
            <text:p text:style-name="P4"><text:span text:style-name="T2">size = 1;</text:span></text:p>
            <text:p text:style-name="P4"><text:span text:style-name="T2">data = new uint8_t[size];</text:span></text:p>
            <text:p text:style-name="P4"><text:span text:style-name="T2">}</text:span></text:p>
            <text:p text:style-name="P4"><text:span text:style-name="T2">~LedDataObject( void ){</text:span></text:p>
            <text:p text:style-name="P4"><text:span text:style-name="T2">delete[] data;</text:span></text:p>
            <text:p text:style-name="P4"><text:span text:style-name="T2">}</text:span></text:p>
          </draw:text-box>
        </draw:frame>
        <draw:custom-shape draw:style-name="gr38" draw:text-style-name="P2" draw:layer="layout" svg:width="5.871cm" svg:height="3.333cm" svg:x="8.623cm" svg:y="11.795cm">
          <text:p/>
          <draw:enhanced-geometry svg:viewBox="0 0 21600 21600" draw:path-stretchpoint-x="10800" draw:path-stretchpoint-y="10800" draw:text-areas="?f3 ?f4 ?f5 ?f6" draw:type="round-rectangle" draw:modifiers="685.804250852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.623cm" svg:y1="12.432cm" svg:x2="14.494cm" svg:y2="12.43cm">
          <text:p/>
        </draw:line>
        <draw:frame draw:style-name="gr39" draw:text-style-name="P3" draw:layer="layout" svg:width="5.08cm" svg:height="0.641cm" svg:x="8.62cm" svg:y="11.795cm">
          <draw:text-box>
            <text:p text:style-name="P3">KnobDataObject</text:p>
          </draw:text-box>
        </draw:frame>
        <draw:frame draw:style-name="gr40" draw:text-style-name="P4" draw:layer="layout" svg:width="5.859cm" svg:height="2.358cm" svg:x="8.635cm" svg:y="12.429cm">
          <draw:text-box>
            <text:p text:style-name="P4"><text:span text:style-name="T2">KnobDataObject( void ){</text:span></text:p>
            <text:p text:style-name="P4"><text:span text:style-name="T2">size = 2;</text:span></text:p>
            <text:p text:style-name="P4"><text:span text:style-name="T2">data = new uint8_t[size];</text:span></text:p>
            <text:p text:style-name="P4"><text:span text:style-name="T2">}</text:span></text:p>
            <text:p text:style-name="P4"><text:span text:style-name="T2">~KnobDataObject( void ){</text:span></text:p>
            <text:p text:style-name="P4"><text:span text:style-name="T2">delete[] data;</text:span></text:p>
            <text:p text:style-name="P4"><text:span text:style-name="T2">}</text:span></text:p>
          </draw:text-box>
        </draw:frame>
        <draw:path draw:style-name="gr1" draw:text-style-name="P1" draw:layer="layout" svg:width="2.857cm" svg:height="2.063cm" svg:x="12.588cm" svg:y="5.286cm" svg:viewBox="0 0 2858 2064" svg:d="M0 0c0 952 2858 794 2858 2064">
          <text:p/>
        </draw:path>
        <draw:path draw:style-name="gr1" draw:text-style-name="P1" draw:layer="layout" svg:width="0.317cm" svg:height="6.508cm" svg:x="11.318cm" svg:y="5.286cm" svg:viewBox="0 0 318 6509" svg:d="M0 0c0 952 318 5239 318 650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Bold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rdia New" svg:font-family="'Cordia New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yleA" style:family="graphic" style:parent-style-name="standard">
      <style:graphic-properties svg:stroke-width="0.025cm" svg:stroke-color="#999999" draw:marker-start-width="0.33cm" draw:marker-end-width="0.33cm" draw:fill-color="#e6e6e6" draw:fill-image-width="0cm" draw:fill-image-height="0cm" draw:shadow-offset-x="0.305cm" draw:shadow-offset-y="0.305cm"/>
      <style:paragraph-properties style:writing-mode="lr-tb">
        <style:tab-stops/>
      </style:paragraph-properties>
      <style:text-properties fo:font-size="12pt"/>
    </style:style>
    <style:style style:name="StyleAHeading" style:family="graphic" style:parent-style-name="Object_20_with_20_no_20_fill_20_and_20_no_20_line">
      <style:graphic-properties draw:fill-image-width="0cm" draw:fill-image-height="0cm"/>
      <style:paragraph-properties style:writing-mode="lr-tb"/>
      <style:text-properties fo:color="#333333" style:font-name="Courier New" fo:font-family="'Courier New'" style:font-style-name="Bold" style:font-family-generic="modern" style:font-pitch="fixed" fo:font-size="10pt" fo:font-weight="bold"/>
    </style:style>
    <style:style style:name="StyleABody" style:family="graphic" style:parent-style-name="Object_20_with_20_no_20_fill_20_and_20_no_20_line">
      <style:paragraph-properties style:writing-mode="lr-tb"/>
      <style:text-properties style:font-name="Courier New1" fo:font-family="'Courier New'" style:font-style-name="Regular" style:font-family-generic="modern" style:font-pitch="fixed" fo:font-size="8pt"/>
    </style:style>
    <style:style style:name="StyleAArrow" style:family="graphic" style:parent-style-name="standard">
      <style:graphic-properties svg:stroke-width="0.025cm" svg:stroke-color="#333333" draw:marker-start="Arrow" draw:marker-start-width="0.203cm" draw:marker-end-width="0.33cm"/>
      <style:paragraph-properties style:writing-mode="lr-tb"/>
    </style:style>
    <style:style style:name="StyleALine" style:family="graphic" style:parent-style-name="standard">
      <style:paragraph-properties style:writing-mode="lr-tb"/>
      <style:text-properties fo:color="#333333"/>
    </style:style>
    <style:style style:name="Style_20_B" style:display-name="Style B" style:family="graphic" style:parent-style-name="standard">
      <style:graphic-properties svg:stroke-width="0.025cm" svg:stroke-color="#cccccc" draw:marker-start-width="0.33cm" draw:marker-end-width="0.33cm" draw:fill-color="#eeeeee" draw:fill-image-width="0cm" draw:fill-image-height="0cm"/>
      <style:paragraph-properties style:writing-mode="lr-tb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3M34S</meta:editing-duration>
    <meta:editing-cycles>8</meta:editing-cycles>
    <meta:generator>LibreOffice/5.2.5.1$Windows_x86 LibreOffice_project/0312e1a284a7d50ca85a365c316c7abbf20a4d22</meta:generator>
    <dc:date>2017-03-29T22:20:43.539000000</dc:date>
    <meta:document-statistic meta:object-count="115"/>
  </office:meta>
</office:document-meta>
</file>